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8cd2f" officeooo:paragraph-rsid="0008cd2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e5de" officeooo:paragraph-rsid="000be5d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e5de" officeooo:paragraph-rsid="000bf15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3d42" officeooo:paragraph-rsid="000c3d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a3ce" officeooo:paragraph-rsid="000da3c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069a7" officeooo:paragraph-rsid="001069a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00" fo:font-size="12pt" fo:font-weight="normal" officeooo:rsid="001069a7" officeooo:paragraph-rsid="001069a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069a7" officeooo:paragraph-rsid="001069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b599" officeooo:paragraph-rsid="001ab59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c1e2b" officeooo:paragraph-rsid="001c1e2b" style:font-size-asian="10.5pt" style:font-weight-asian="normal" style:font-size-complex="12pt" style:font-weight-complex="normal"/>
    </style:style>
    <style:style style:name="T1" style:family="text">
      <style:text-properties officeooo:rsid="000bf152"/>
    </style:style>
    <style:style style:name="T2" style:family="text">
      <style:text-properties fo:color="#ff3300"/>
    </style:style>
    <style:style style:name="T3" style:family="text">
      <style:text-properties fo:color="#ff3333"/>
    </style:style>
    <style:style style:name="T4" style:family="text">
      <style:text-properties officeooo:rsid="001c1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进程schedule和switch</text:p>
      <text:p text:style-name="P2">1.runqueue</text:p>
      <text:p text:style-name="P3">和<text:span text:style-name="T1">task_struct.run_list的关系</text:span></text:p>
      <text:p text:style-name="P3"/>
      <text:p text:style-name="P4">2.schedule(void)</text:p>
      <text:p text:style-name="P4">asmlinkage void __sched schedule(void)</text:p>
      <text:p text:style-name="P4">{</text:p>
      <text:p text:style-name="P4"><text:tab/>long *switch_count;</text:p>
      <text:p text:style-name="P4"><text:tab/>task_t *prev, *next;</text:p>
      <text:p text:style-name="P4"><text:tab/>runqueue_t *rq;</text:p>
      <text:p text:style-name="P4"><text:tab/>prio_array_t *array;</text:p>
      <text:p text:style-name="P4"><text:tab/>struct list_head *queue;</text:p>
      <text:p text:style-name="P4"><text:tab/>unsigned long long now;</text:p>
      <text:p text:style-name="P4"><text:tab/>unsigned long run_time;</text:p>
      <text:p text:style-name="P4"><text:tab/>int cpu, idx;</text:p>
      <text:p text:style-name="P4"><text:s text:c="9"/></text:p>
      <text:p text:style-name="P4">need_resched:</text:p>
      <text:p text:style-name="P4"><text:tab/>preempt_disable();</text:p>
      <text:p text:style-name="P4"><text:s text:c="9"/>//将当前进程赋值给prev</text:p>
      <text:p text:style-name="P4"><text:tab/><text:span text:style-name="T2">prev = current;</text:span></text:p>
      <text:p text:style-name="P4"><text:tab/>release_kernel_lock(prev);</text:p>
      <text:p text:style-name="P4">need_resched_nonpreemptible:</text:p>
      <text:p text:style-name="P4"><text:s text:c="9"/>//获取当前cpu的运行队列对象</text:p>
      <text:p text:style-name="P4"><text:tab/><text:span text:style-name="T2">rq = this_rq();</text:span></text:p>
      <text:p text:style-name="P4"/>
      <text:p text:style-name="P5"><text:tab/>schedstat_inc(rq, sched_cnt);</text:p>
      <text:p text:style-name="P5"><text:tab/>now = sched_clock();</text:p>
      <text:p text:style-name="P5"><text:tab/>if (likely(now - prev-&gt;timestamp &lt; NS_MAX_SLEEP_AVG))</text:p>
      <text:p text:style-name="P5"><text:tab/><text:tab/>run_time = now - prev-&gt;timestamp;</text:p>
      <text:p text:style-name="P5"><text:tab/>else</text:p>
      <text:p text:style-name="P5"><text:tab/><text:tab/>run_time = NS_MAX_SLEEP_AVG;</text:p>
      <text:p text:style-name="P5"/>
      <text:p text:style-name="P5"><text:tab/>/*</text:p>
      <text:p text:style-name="P5"><text:tab/> * Tasks charged proportionately less run_time at high sleep_avg to</text:p>
      <text:p text:style-name="P5"><text:tab/> * delay them losing their interactive status</text:p>
      <text:p text:style-name="P5"><text:tab/> */</text:p>
      <text:p text:style-name="P5"><text:tab/>run_time /= (CURRENT_BONUS(prev) ? : 1);</text:p>
      <text:p text:style-name="P5"/>
      <text:p text:style-name="P5"><text:tab/>spin_lock_irq(&amp;rq-&gt;lock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if (unlikely(prev-&gt;flags &amp; PF_DEAD))</text:p>
      <text:p text:style-name="P5"><text:tab/><text:tab/>prev-&gt;state = EXIT_DEAD;</text:p>
      <text:p text:style-name="P5"/>
      <text:p text:style-name="P5"><text:tab/>switch_count = &amp;prev-&gt;nivcsw;</text:p>
      <text:p text:style-name="P5"><text:tab/>if (prev-&gt;state &amp;&amp; !(preempt_count() &amp; PREEMPT_ACTIVE)) {</text:p>
      <text:p text:style-name="P5"><text:tab/><text:tab/>switch_count = &amp;prev-&gt;nvcsw;</text:p>
      <text:p text:style-name="P5"><text:tab/><text:tab/>if (unlikely((prev-&gt;state &amp; TASK_INTERRUPTIBLE) &amp;&amp;</text:p>
      <text:p text:style-name="P5"><text:tab/><text:tab/><text:tab/><text:tab/>unlikely(signal_pending(prev))))</text:p>
      <text:p text:style-name="P5"><text:tab/><text:tab/><text:tab/>prev-&gt;state = TASK_RUNNING;</text:p>
      <text:p text:style-name="P5"><text:tab/><text:tab/>else {</text:p>
      <text:p text:style-name="P5"><text:s text:c="26"/>//当当前进程的运行状态为 TASK_UNINTERRUPTIBLE时从运行队列中删除该</text:p>
      <text:p text:style-name="P5"><text:s text:c="26"/>//task，比如task 调用waite_event函数。</text:p>
      <text:p text:style-name="P5"><text:tab/><text:tab/><text:tab/>if (prev-&gt;state == TASK_UNINTERRUPTIBLE)</text:p>
      <text:p text:style-name="P5"><text:tab/><text:tab/><text:tab/><text:tab/>rq-&gt;nr_uninterruptible++;</text:p>
      <text:p text:style-name="P5"><text:tab/><text:tab/><text:tab/><text:span text:style-name="T2">deactivate_task(prev, rq);</text:span></text:p>
      <text:p text:style-name="P5"><text:tab/><text:tab/>}</text:p>
      <text:p text:style-name="P5"><text:tab/>}</text:p>
      <text:p text:style-name="P5"/>
      <text:p text:style-name="P5"/>
      <text:p text:style-name="P5"/>
      <text:p text:style-name="P6"><text:tab/>cpu = smp_processor_id();</text:p>
      <text:p text:style-name="P6"><text:tab/>if (unlikely(!rq-&gt;nr_running)) {</text:p>
      <text:p text:style-name="P6">go_idle:</text:p>
      <text:p text:style-name="P6"><text:s text:c="19"/>//运行队列上没有可运行的task</text:p>
      <text:p text:style-name="P6"><text:s text:c="19"/>//从其它cpu中获取运行task放到当前的cpu的运行队列中</text:p>
      <text:p text:style-name="P6"><text:tab/><text:tab/><text:span text:style-name="T3">idle_balance(cpu, rq);</text:span></text:p>
      <text:p text:style-name="P6"><text:tab/><text:tab/>if (!rq-&gt;nr_running) {</text:p>
      <text:p text:style-name="P6"><text:tab/><text:tab/><text:tab/><text:span text:style-name="T2">next = rq-&gt;idle;</text:span></text:p>
      <text:p text:style-name="P6"><text:tab/><text:tab/><text:tab/>rq-&gt;expired_timestamp = 0;</text:p>
      <text:p text:style-name="P6"><text:tab/><text:tab/><text:tab/>wake_sleeping_dependent(cpu, rq);</text:p>
      <text:p text:style-name="P6"><text:tab/><text:tab/><text:tab/>/*</text:p>
      <text:p text:style-name="P6"><text:tab/><text:tab/><text:tab/> * wake_sleeping_dependent() might have released</text:p>
      <text:p text:style-name="P6"><text:tab/><text:tab/><text:tab/> * the runqueue, so break out if we got new</text:p>
      <text:p text:style-name="P6"><text:tab/><text:tab/><text:tab/> * tasks meanwhile:</text:p>
      <text:p text:style-name="P6"><text:tab/><text:tab/><text:tab/> */</text:p>
      <text:p text:style-name="P6"><text:tab/><text:tab/><text:tab/>if (!rq-&gt;nr_running)</text:p>
      <text:p text:style-name="P6"><text:tab/><text:tab/><text:tab/><text:tab/>goto switch_tasks;</text:p>
      <text:p text:style-name="P6"><text:tab/><text:tab/>}</text:p>
      <text:p text:style-name="P6"><text:tab/>} else {</text:p>
      <text:p text:style-name="P6"><text:s text:c="17"/>//运行队列上有可运行的task</text:p>
      <text:p text:style-name="P6"><text:tab/><text:tab/><text:span text:style-name="T3">if (dependent_sleeper(cpu, rq)) {</text:span></text:p>
      <text:p text:style-name="P7"><text:tab/><text:tab/><text:tab/>next = rq-&gt;idle;</text:p>
      <text:p text:style-name="P7"><text:tab/><text:tab/><text:tab/>goto switch_tasks;</text:p>
      <text:p text:style-name="P6"><text:tab/><text:tab/>}</text:p>
      <text:p text:style-name="P6"/>
      <text:p text:style-name="P6"><text:tab/><text:tab/>if (unlikely(!rq-&gt;nr_running))</text:p>
      <text:p text:style-name="P6"><text:tab/><text:tab/><text:tab/>goto go_idle;</text:p>
      <text:p text:style-name="P6"><text:tab/>}</text:p>
      <text:p text:style-name="P6"/>
      <text:p text:style-name="P6"/>
      <text:p text:style-name="P6"/>
      <text:p text:style-name="P6"><text:soft-page-break/></text:p>
      <text:p text:style-name="P9"><text:tab/>array = rq-&gt;active;</text:p>
      <text:p text:style-name="P9"><text:tab/>if (unlikely(!array-&gt;nr_active)) {</text:p>
      <text:p text:style-name="P9"><text:tab/><text:tab/>/*</text:p>
      <text:p text:style-name="P9"><text:tab/><text:tab/> * Switch the active and expired arrays.</text:p>
      <text:p text:style-name="P9"><text:tab/><text:tab/> */</text:p>
      <text:p text:style-name="P9"><text:tab/><text:tab/>schedstat_inc(rq, sched_switch);</text:p>
      <text:p text:style-name="P9"><text:tab/><text:tab/>rq-&gt;active = rq-&gt;expired;</text:p>
      <text:p text:style-name="P9"><text:tab/><text:tab/>rq-&gt;expired = array;</text:p>
      <text:p text:style-name="P9"><text:tab/><text:tab/>array = rq-&gt;active;</text:p>
      <text:p text:style-name="P9"><text:tab/><text:tab/>rq-&gt;expired_timestamp = 0;</text:p>
      <text:p text:style-name="P9"><text:tab/><text:tab/>rq-&gt;best_expired_prio = MAX_PRIO;</text:p>
      <text:p text:style-name="P9"><text:tab/>} else</text:p>
      <text:p text:style-name="P9"><text:tab/><text:tab/>schedstat_inc(rq, sched_noswitch);</text:p>
      <text:p text:style-name="P9"/>
      <text:p text:style-name="P9"><text:tab/>idx = sched_find_first_bit(array-&gt;bitmap);</text:p>
      <text:p text:style-name="P9"><text:tab/>queue = array-&gt;queue + idx;</text:p>
      <text:p text:style-name="P9"><text:tab/><text:span text:style-name="T3">next = list_entry(queue-&gt;next, task_t, run_list);</text:span></text:p>
      <text:p text:style-name="P9"><text:tab/>if (!rt_task(next) &amp;&amp; next-&gt;activated &gt; 0) {</text:p>
      <text:p text:style-name="P9"><text:tab/><text:tab/>unsigned long long delta = now - next-&gt;timestamp;</text:p>
      <text:p text:style-name="P9"/>
      <text:p text:style-name="P9"><text:tab/><text:tab/>if (next-&gt;activated == 1)</text:p>
      <text:p text:style-name="P9"><text:tab/><text:tab/><text:tab/>delta = delta * (ON_RUNQUEUE_WEIGHT * 128 / 100) / 128;</text:p>
      <text:p text:style-name="P9"/>
      <text:p text:style-name="P9"><text:tab/><text:tab/>array = next-&gt;array;</text:p>
      <text:p text:style-name="P9"><text:tab/><text:tab/>dequeue_task(next, array);</text:p>
      <text:p text:style-name="P9"><text:tab/><text:tab/>recalc_task_prio(next, next-&gt;timestamp + delta);</text:p>
      <text:p text:style-name="P9"><text:tab/><text:tab/>enqueue_task(next, array);</text:p>
      <text:p text:style-name="P9"><text:tab/>}</text:p>
      <text:p text:style-name="P9"><text:tab/>next-&gt;activated = 0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//进程切换</text:p>
      <text:p text:style-name="P10">switch_tasks:</text:p>
      <text:p text:style-name="P10"><text:tab/>if (next == rq-&gt;idle)</text:p>
      <text:p text:style-name="P10"><text:tab/><text:tab/>schedstat_inc(rq, sched_goidle);</text:p>
      <text:p text:style-name="P10"><text:tab/>prefetch(next);</text:p>
      <text:p text:style-name="P10"><text:tab/>clear_tsk_need_resched(prev);</text:p>
      <text:p text:style-name="P10"><text:tab/>rcu_qsctr_inc(task_cpu(prev));</text:p>
      <text:p text:style-name="P10"/>
      <text:p text:style-name="P10"><text:tab/>prev-&gt;sleep_avg -= run_time;</text:p>
      <text:p text:style-name="P10"><text:tab/>if ((long)prev-&gt;sleep_avg &lt;= 0)</text:p>
      <text:p text:style-name="P10"><text:tab/><text:tab/>prev-&gt;sleep_avg = 0;</text:p>
      <text:p text:style-name="P10"><text:tab/>prev-&gt;timestamp = prev-&gt;last_ran = now;</text:p>
      <text:p text:style-name="P10"/>
      <text:p text:style-name="P10"><text:tab/>sched_info_switch(prev, next);</text:p>
      <text:p text:style-name="P10"><text:tab/>if (likely(prev != next)) {</text:p>
      <text:p text:style-name="P10"><text:tab/><text:tab/>next-&gt;timestamp = now;</text:p>
      <text:p text:style-name="P10"><text:tab/><text:tab/>rq-&gt;nr_switches++;</text:p>
      <text:p text:style-name="P10"><text:tab/><text:tab/>rq-&gt;curr = next;</text:p>
      <text:p text:style-name="P10"><text:tab/><text:tab/>++*switch_count;</text:p>
      <text:p text:style-name="P10"/>
      <text:p text:style-name="P10"><text:tab/><text:tab/>prepare_arch_switch(rq, next);</text:p>
      <text:p text:style-name="P10"><text:tab/><text:tab/>prev = context_switch(rq, prev, next);</text:p>
      <text:p text:style-name="P10"><text:tab/><text:tab/>barrier();</text:p>
      <text:p text:style-name="P10"/>
      <text:p text:style-name="P10"><text:tab/><text:tab/>finish_task_switch(prev);</text:p>
      <text:p text:style-name="P10"><text:tab/>} else</text:p>
      <text:p text:style-name="P10"><text:tab/><text:tab/>spin_unlock_irq(&amp;rq-&gt;lock);</text:p>
      <text:p text:style-name="P10"/>
      <text:p text:style-name="P10"><text:tab/>prev = current;</text:p>
      <text:p text:style-name="P10"><text:tab/>if (unlikely(reacquire_kernel_lock(prev) &lt; 0))</text:p>
      <text:p text:style-name="P10"><text:tab/><text:tab/>goto need_resched_nonpreemptible;</text:p>
      <text:p text:style-name="P10"><text:tab/>preempt_enable_no_resched();</text:p>
      <text:p text:style-name="P10"><text:tab/>if (unlikely(test_thread_flag(TIF_NEED_RESCHED)))</text:p>
      <text:p text:style-name="P10"><text:tab/><text:tab/>goto need_resched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1:18:52.805736489</meta:creation-date>
    <dc:date>2017-03-20T21:30:15.640575003</dc:date>
    <meta:editing-duration>P6DT8M10S</meta:editing-duration>
    <meta:editing-cycles>14</meta:editing-cycles>
    <meta:generator>LibreOffice/5.1.6.2$Linux_x86 LibreOffice_project/10m0$Build-2</meta:generator>
    <meta:document-statistic meta:table-count="0" meta:image-count="0" meta:object-count="0" meta:page-count="4" meta:paragraph-count="134" meta:word-count="469" meta:character-count="3510" meta:non-whitespace-character-count="2942"/>
  </office:meta>
</office:document-meta>
</file>